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Helvetica" fo:language="ca" fo:country="ES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Helvetica" fo:language="ca" fo:country="ES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Helvetica" fo:language="ca" fo:country="ES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Helvetica" fo:language="ca" fo:country="ES"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Helvetica" fo:letter-spacing="normal" fo:language="ca" fo:country="ES" fo:font-weight="normal" style:font-weight-asian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Helvetica" fo:letter-spacing="normal" fo:language="ca" fo:country="ES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font-name="Helvetica" fo:language="ca" fo:country="ES"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Helvetica" fo:language="ca" fo:country="ES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Helvetica" fo:language="ca" fo:country="ES"/>
    </style:style>
    <style:style style:name="P10" style:family="paragraph" style:parent-style-name="Standard">
      <style:paragraph-properties fo:text-align="center" style:justify-single-word="false"/>
      <style:text-properties style:font-name="Helvetica" fo:font-size="16pt" fo:language="ca" fo:country="ES" style:text-underline-style="solid" style:text-underline-width="auto" style:text-underline-color="font-color" style:font-size-asian="16pt" style:font-size-complex="16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Table_20_Contents">
      <style:text-properties style:font-name="Helvetica"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color="#4d5156" fo:letter-spacing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Helvetica" fo:language="ca" fo:country="ES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3">Actividades página 57</text:span></text:p>
      <text:p text:style-name="P9"><text:span text:style-name="T3"><text:tab/></text:span></text:p>
      <text:p text:style-name="P9"><text:span text:style-name="T3">2.- Què és l'indicador públic de renda d'efectes múltiples? Indica quin n'és l'import per a enguany i en quines situacions s'utilitza aquest indicador.</text:span></text:p>
      <text:p text:style-name="P1"/>
      <text:p text:style-name="P2">Es un índex de referència que serveix per determinar la quantia d'algunes prestacions o per accedir a determinades prestacions, beneficis o serveis públics.</text:p>
      <text:p text:style-name="P2"/>
      <text:p text:style-name="P3">3.- En Jaume Garcia Garcia rep una retribució en diners de 2.000<text:span text:style-name="T1">€</text:span>/mes. A més, l'empresa li paga el lloguer d'un habitatge per 600<text:span text:style-name="T1">€</text:span> /mes. És legal la seva retribució en espècie?</text:p>
      <text:p text:style-name="P3"/>
      <text:p text:style-name="P4">Si, perquè no supera el 30% del salari total (es el 30% exacte).</text:p>
      <text:p text:style-name="P3"/>
      <text:p text:style-name="P3">4.- Calcula les retribucions mensuals en espècie d'un treballador que gaudeix de manera gratuïta d'un habitatge llogat per l'empresa per 400<text:span text:style-name="T1">€</text:span>/mes i té un préstec de 6.000<text:span text:style-name="T1">€</text:span> a un interès del 3% anual si el preu legal del diner és del 4%.</text:p>
      <text:p text:style-name="P4"/>
      <text:p text:style-name="P11"><text:span text:style-name="T4">400 <text:s/>+ (6000 * (0,04 – 0,03) / 12) = 405 </text:span><text:span text:style-name="T2">€</text:span></text:p>
      <text:p text:style-name="P3"/>
      <text:p text:style-name="P3">5.- En Felip cobra 1.000<text:span text:style-name="T1">€</text:span> per pintar un pis. Indica si es tracta d'un salari per temps, obra o mixt.</text:p>
      <text:p text:style-name="P3"/>
      <text:p text:style-name="P4">Es tracta d'un salair per obra, per que rep 1.000<text:span text:style-name="T1">€ per pintar el pis sense tenir en compte el temps invertit.</text:span></text:p>
      <text:p text:style-name="P3"/>
      <text:p text:style-name="P3">6.- La Sònia guanya 1.000<text:span text:style-name="T1">€</text:span>/mes. Davant la falta de pagament del seu préstec bancari, el jutjat decreta l'embargament del salari i ordena que la seva empresa li descompti cada mes 300<text:span text:style-name="T1">€ de la nòmina. És correcte?</text:span> </text:p>
      <text:p text:style-name="P3"/>
      <text:p text:style-name="P4">No perquè quedaria per sota del SMI que es inembargable.</text:p>
      <text:p text:style-name="P4"/>
      <text:p text:style-name="P3">7.- En Jordi Sánchez té un deute amb el seu banc de 25.000<text:span text:style-name="T1">€. Quants diners li podran embargar en la nòmina si el seu salari líquid o net és de 3.527,70€ mensuals?</text:span></text:p>
      <text:p text:style-name="P3"><text:span text:style-name="T1"/></text:p>
      <text:p text:style-name="P5">Pensant que el SMI actual es de 950 (fixat en 14 pagaments), tindríem:</text:p>
      <text:p text:style-name="P5"/>
      <text:list xml:id="list3649235440150030858" text:style-name="L1">
        <text:list-item>
          <text:p text:style-name="P6">Embarg del primer SMI (950): 0 ja que el SMI es inembargable.</text:p>
        </text:list-item>
        <text:list-item>
          <text:p text:style-name="P6">Embarg del segon SMI (950): 285, ja que del segon sou s'embarga el 30%.</text:p>
        </text:list-item>
        <text:list-item>
          <text:p text:style-name="P6">Embarg del tercer SMI (950): 475, ja que del tercer sou s'embarga el 50%.</text:p>
        </text:list-item>
        <text:list-item>
          <text:p text:style-name="P6">Embarg del quart SMI (677,7): 406,62 ja que del quart sou s'embarga el 60%.</text:p>
        </text:list-item>
      </text:list>
      <text:p text:style-name="P5"/>
      <text:p text:style-name="P5">Amb aquests càlculs quedaria un total de: 1.166,62 euros que li poden embargar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 style:shadow="none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="none"/>
    </style:style>
    <style:style style:name="MP1" style:family="paragraph" style:parent-style-name="Table_20_Contents">
      <style:text-properties style:font-name="Helvetica" fo:font-size="10pt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 table:number-columns-repeated="2"/>
          <table:table-row>
            <table:table-cell table:style-name="Tabla1.A1" office:value-type="string">
              <text:p text:style-name="MP1">FOL</text:p>
            </table:table-cell>
            <table:table-cell table:style-name="Tabla1.A1" office:value-type="string">
              <text:p text:style-name="MP2">Carlos Guillermo Valenzuela García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Guillermo Valenzuela García</meta:initial-creator>
    <meta:creation-date>2021-03-18T19:18:34.90</meta:creation-date>
    <dc:date>2021-04-09T09:27:05.12</dc:date>
    <dc:creator>Carlos Valenzuela García</dc:creator>
    <meta:editing-duration>PT2H44M3S</meta:editing-duration>
    <meta:editing-cycles>5</meta:editing-cycles>
    <meta:generator>OpenOffice/4.1.7$Win32 OpenOffice.org_project/417m1$Build-9800</meta:generator>
    <meta:document-statistic meta:table-count="1" meta:image-count="0" meta:object-count="0" meta:page-count="1" meta:paragraph-count="21" meta:word-count="355" meta:character-count="1954"/>
  </office:meta>
</office:document-meta>
</file>